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Gestrichelt_20_angepasst" svg:stroke-width="0.04cm" svg:stroke-color="#ffffff" draw:marker-start-width="0.36cm" draw:marker-end-width="0.36cm" draw:fill="solid" draw:fill-color="#3f4f3d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Gestrichelt_20_angepasst" svg:stroke-width="0.04cm" svg:stroke-color="#ffffff" draw:marker-start-width="0.32cm" draw:marker-end-width="0.32cm" draw:fill="gradient" draw:fill-color="#333333" draw:fill-gradient-name="Gradient_20_7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Gestrichelt_20_angepasst" svg:stroke-width="0.04cm" svg:stroke-color="#ffffff" draw:marker-start-width="0.32cm" draw:marker-end-width="0.32cm" draw:fill="gradient" draw:fill-color="#333333" draw:fill-gradient-name="Gradient_20_9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Gestrichelt_20_angepasst" svg:stroke-width="0.04cm" svg:stroke-color="#ffffff" draw:marker-start-width="0.32cm" draw:marker-end-width="0.32cm" draw:fill="gradient" draw:fill-color="#333333" draw:fill-gradient-name="Gradient_20_6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Gestrichelt_20_angepasst" svg:stroke-width="0.04cm" svg:stroke-color="#ffffff" draw:marker-start-width="0.32cm" draw:marker-end-width="0.32cm" draw:fill="gradient" draw:fill-color="#333333" draw:fill-gradient-name="Gradient_20_8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objectwithoutfill">
      <style:graphic-properties svg:stroke-width="0.03cm" svg:stroke-color="#333333" draw:marker-start-width="0.305cm" draw:marker-end="Arrow_20_concave" draw:marker-end-width="0.305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346cm"/>
    </style:style>
    <style:style style:name="gr9" style:family="graphic" style:parent-style-name="standard">
      <style:graphic-properties draw:stroke="none" svg:stroke-color="#000000" draw:fill="none" draw:fill-color="#ffffff" fo:min-height="0.446cm"/>
    </style:style>
    <style:style style:name="gr10" style:family="graphic" style:parent-style-name="objectwithoutfill">
      <style:graphic-properties draw:stroke="dash" draw:stroke-dash="Gestrichelt_20_angepasst" svg:stroke-width="0.04cm" svg:stroke-color="#ffffff" draw:marker-start-width="0.32cm" draw:marker-end-width="0.32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style:font-name="Inconsolata1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font-name="Inconsolata1" fo:font-size="12pt" style:font-size-asian="12pt" style:font-size-complex="12pt"/>
    </style:style>
    <style:style style:name="P5" style:family="paragraph">
      <style:paragraph-properties fo:text-align="center"/>
      <style:text-properties fo:color="#ffffff" style:font-name="Inconsolata1" fo:font-size="14pt" style:font-size-asian="14pt" style:font-size-complex="14pt"/>
    </style:style>
    <style:style style:name="P6" style:family="paragraph">
      <style:paragraph-properties fo:text-align="center"/>
      <style:text-properties style:font-name="Open Sans"/>
    </style:style>
    <style:style style:name="T1" style:family="text">
      <style:text-properties style:font-name="Inconsolata1" fo:font-size="12pt" style:font-size-asian="12pt" style:font-size-complex="12pt"/>
    </style:style>
    <style:style style:name="T2" style:family="text">
      <style:text-properties fo:color="#ffffff" style:font-name="Inconsolata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4cm" svg:height="3.4cm" svg:x="12.7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4cm" svg:height="3cm" svg:x="12.7cm" svg:y="4.5cm">
            <text:p text:style-name="P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cm" svg:height="3cm" draw:transform="rotate (1.5707963267949) translate (9.7cm 10.9cm)">
            <text:p text:style-name="P1"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3.4cm" svg:height="3cm" draw:transform="rotate (-1.5707963267949) translate (19.1cm 7.5cm)">
            <text:p text:style-name="P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4cm" svg:height="3cm" draw:transform="rotate (-3.14159265358979) translate (16.1cm 13.9cm)">
            <text:p text:style-name="P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2" draw:layer="layout" svg:width="4.6cm" svg:height="0.696cm" svg:x="16.1cm" svg:y="6.804cm">
            <draw:text-box>
              <text:p><text:span text:style-name="T1">P0: 0,5 / 0 / -0,5</text:span></text:p>
            </draw:text-box>
          </draw:frame>
          <draw:frame draw:style-name="gr6" draw:text-style-name="P2" draw:layer="layout" svg:width="4.8cm" svg:height="0.696cm" svg:x="7.9cm" svg:y="6.8cm">
            <draw:text-box>
              <text:p text:style-name="P3"><text:span text:style-name="T1">P1: -0,5 / 0 / -0,5</text:span></text:p>
            </draw:text-box>
          </draw:frame>
          <draw:frame draw:style-name="gr6" draw:text-style-name="P2" draw:layer="layout" svg:width="4.6cm" svg:height="0.696cm" svg:x="16.1cm" svg:y="10.904cm">
            <draw:text-box>
              <text:p><text:span text:style-name="T1">P3: 0,5 / 0 / <text:s/>0,5</text:span></text:p>
            </draw:text-box>
          </draw:frame>
          <draw:frame draw:style-name="gr6" draw:text-style-name="P2" draw:layer="layout" svg:width="4.8cm" svg:height="0.696cm" svg:x="7.9cm" svg:y="10.9cm">
            <draw:text-box>
              <text:p text:style-name="P3"><text:span text:style-name="T1">P2: -0,5 / 0 / <text:s/>0,5</text:span></text:p>
            </draw:text-box>
          </draw:frame>
          <draw:line draw:style-name="gr7" draw:layer="layout" svg:x1="14.4cm" svg:y1="3.3cm" svg:x2="14.4cm" svg:y2="15cm">
            <text:p/>
          </draw:line>
          <draw:line draw:style-name="gr7" draw:layer="layout" svg:x1="8.6cm" svg:y1="9.2cm" svg:x2="20.3cm" svg:y2="9.2cm">
            <text:p/>
          </draw:line>
          <draw:frame draw:style-name="gr8" draw:text-style-name="P4" draw:layer="layout" svg:width="0.4cm" svg:height="0.696cm" svg:x="20.3cm" svg:y="8.85cm">
            <draw:text-box>
              <text:p text:style-name="P1"><text:span text:style-name="T1">X</text:span></text:p>
            </draw:text-box>
          </draw:frame>
          <draw:frame draw:style-name="gr8" draw:text-style-name="P4" draw:layer="layout" svg:width="0.6cm" svg:height="0.696cm" svg:x="14.05cm" svg:y="15cm">
            <draw:text-box>
              <text:p text:style-name="P1"><text:span text:style-name="T1">Z</text:span></text:p>
            </draw:text-box>
          </draw:frame>
          <draw:frame draw:style-name="gr6" draw:text-style-name="P5" draw:layer="layout" svg:width="3.6cm" svg:height="0.776cm" svg:x="12.6cm" svg:y="8.8cm">
            <draw:text-box>
              <text:p text:style-name="P1"><text:span text:style-name="T2">0</text:span></text:p>
            </draw:text-box>
          </draw:frame>
          <draw:frame draw:style-name="gr6" draw:text-style-name="P2" draw:layer="layout" svg:width="3.9cm" svg:height="0.696cm" svg:x="14.3cm" svg:y="3.9cm">
            <draw:text-box>
              <text:p><text:span text:style-name="T1">P4: 0 / 0,4 / 0</text:span></text:p>
            </draw:text-box>
          </draw:frame>
          <draw:frame draw:style-name="gr6" draw:text-style-name="P4" draw:layer="layout" svg:width="1cm" svg:height="0.696cm" svg:x="18.9cm" svg:y="9.2cm">
            <draw:text-box>
              <text:p text:style-name="P1"><text:span text:style-name="T1">P4</text:span></text:p>
            </draw:text-box>
          </draw:frame>
          <draw:frame draw:style-name="gr6" draw:text-style-name="P4" draw:layer="layout" svg:width="1cm" svg:height="0.696cm" svg:x="8.9cm" svg:y="9.2cm">
            <draw:text-box>
              <text:p text:style-name="P1"><text:span text:style-name="T1">P4</text:span></text:p>
            </draw:text-box>
          </draw:frame>
          <draw:frame draw:style-name="gr9" draw:text-style-name="P2" draw:layer="layout" svg:width="1cm" svg:height="0.696cm" svg:x="14.3cm" svg:y="13.8cm">
            <draw:text-box>
              <text:p><text:span text:style-name="T1">P4</text:span></text:p>
            </draw:text-box>
          </draw:frame>
          <draw:line draw:style-name="gr10" draw:text-style-name="P6" draw:layer="layout" svg:x1="12.7cm" svg:y1="10.9cm" svg:x2="16.1cm" svg:y2="7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6" draw:display-name="Gradient 6" draw:style="linear" draw:start-color="#3f4f3d" draw:end-color="#83a67f" draw:start-intensity="100%" draw:end-intensity="100%" draw:angle="900" draw:border="0%"/>
    <draw:gradient draw:name="Gradient_20_7" draw:display-name="Gradient 7" draw:style="linear" draw:start-color="#3f4f3d" draw:end-color="#83a67f" draw:start-intensity="100%" draw:end-intensity="100%" draw:angle="1800" draw:border="0%"/>
    <draw:gradient draw:name="Gradient_20_8" draw:display-name="Gradient 8" draw:style="linear" draw:start-color="#3f4f3d" draw:end-color="#83a67f" draw:start-intensity="100%" draw:end-intensity="100%" draw:angle="0" draw:border="0%"/>
    <draw:gradient draw:name="Gradient_20_9" draw:display-name="Gradient 9" draw:style="linear" draw:start-color="#3f4f3d" draw:end-color="#83a67f" draw:start-intensity="100%" draw:end-intensity="100%" draw:angle="27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Gestrichelt_20_angepasst" draw:display-name="Gestrichelt angepasst" draw:style="rect" draw:dots1="1" draw:dots1-length="200%" draw:distance="26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Gruber</meta:initial-creator>
    <meta:creation-date>2014-06-30T12:15:24.257935156</meta:creation-date>
    <dc:date>2014-07-25T22:13:02.386060270</dc:date>
    <meta:editing-duration>PT1H8M25S</meta:editing-duration>
    <meta:editing-cycles>24</meta:editing-cycles>
    <meta:generator>LibreOffice/4.2.5.2$Linux_X86_64 LibreOffice_project/420m0$Build-2</meta:generator>
    <meta:document-statistic meta:object-count="20"/>
  </office:meta>
</office:document-meta>
</file>